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Emers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6">
            <text:p>7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139.394401899502">
            <text:p>$139,39</text:p>
          </table:table-cell>
          <table:table-cell table:style-name="ce5" table:formula="of:=[.F2]-[.B3]/[.B4]" office:value-type="currency" office:currency="USD" office:value="132.149023748241">
            <text:p>$132,15</text:p>
          </table:table-cell>
          <table:table-cell table:style-name="ce15" table:formula="of:=[.G2]/1.02" office:value-type="currency" office:currency="EUR" office:value="129.557866419845">
            <text:p>129,5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.311">
            <text:p>4,31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109.22942581207">
            <text:p>$109,23</text:p>
          </table:table-cell>
          <table:table-cell table:style-name="ce7" table:formula="of:=[.F3]-[.B3]/[.B4]" office:value-type="currency" office:currency="USD" office:value="101.98404766081">
            <text:p>$101,98</text:p>
          </table:table-cell>
          <table:table-cell table:style-name="ce16" table:formula="of:=[.G3]/1.02" office:value-type="currency" office:currency="EUR" office:value="99.9843604517742">
            <text:p>99,9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6.9877109788564">
            <text:p>96,9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95">
            <text:p>0,59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63.7815374127574">
            <text:p>$63,78</text:p>
          </table:table-cell>
          <table:table-cell table:style-name="ce14" table:formula="of:=[.F4]-[.B3]/[.B4]" office:value-type="currency" office:currency="USD" office:value="56.5361592614969">
            <text:p>$56,54</text:p>
          </table:table-cell>
          <table:table-cell table:style-name="ce17" table:formula="of:=[.G4]/1.02" office:value-type="currency" office:currency="EUR" office:value="55.4276071191146">
            <text:p>55,4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78">
            <text:p>$4,7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216395569779266">
            <text:p>21,64%</text:p>
          </table:table-cell>
          <table:table-cell table:style-name="ce4"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39">
            <text:p>$2,39</text:p>
          </table:table-cell>
          <table:table-cell table:style-name="ce5"/>
          <table:table-cell table:style-name="ce5" table:formula="of:=[.B8]/(1+[.D2])^(1/4)" office:value-type="currency" office:currency="USD" office:value="2.35543668443262">
            <text:p>$2,36</text:p>
          </table:table-cell>
          <table:table-cell table:style-name="ce7" table:formula="of:=[.B5]/2" office:value-type="currency" office:currency="USD" office:value="2.39">
            <text:p>$2,39</text:p>
          </table:table-cell>
          <table:table-cell table:style-name="ce7"/>
          <table:table-cell table:style-name="ce7" table:formula="of:=[.E8]/(1+[.D3])^(1/4)" office:value-type="currency" office:currency="USD" office:value="2.34717669744722">
            <text:p>$2,35</text:p>
          </table:table-cell>
          <table:table-cell table:style-name="ce8" table:formula="of:=[.B5]/2" office:value-type="currency" office:currency="USD" office:value="2.39">
            <text:p>$2,39</text:p>
          </table:table-cell>
          <table:table-cell table:style-name="ce8"/>
          <table:table-cell table:style-name="ce8" table:formula="of:=[.H8]/(1+[.D4])^(1/4)" office:value-type="currency" office:currency="USD" office:value="2.33905953832128">
            <text:p>$2,3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1624">
            <text:p>$5,16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USD" office:value="4.87018867924528">
            <text:p>$4,87</text:p>
          </table:table-cell>
          <table:table-cell table:formula="of:=[.B5]*(1+[.F9])" office:value-type="currency" office:currency="USD" office:value="5.1146">
            <text:p>$5,11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USD" office:value="4.75776744186047">
            <text:p>$4,76</text:p>
          </table:table-cell>
          <table:table-cell table:formula="of:=[.B5]*(1+[.I9])" office:value-type="currency" office:currency="USD" office:value="4.78">
            <text:p>$4,78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4.38532110091743">
            <text:p>$4,3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5.67864">
            <text:p>$5,68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USD" office:value="5.05396938412246">
            <text:p>$5,05</text:p>
          </table:table-cell>
          <table:table-cell table:formula="of:=[.E9]*(1+[.F10])" office:value-type="currency" office:currency="USD" office:value="5.523768">
            <text:p>$5,52</text:p>
          </table:table-cell>
          <table:table-cell office:value-type="percentage" office:value="0.08">
            <text:p>8,00%</text:p>
          </table:table-cell>
          <table:table-cell table:formula="of:=[.E10]/(1+[.$D$3])^[.A10]" office:value-type="currency" office:currency="USD" office:value="4.77989659275284">
            <text:p>$4,78</text:p>
          </table:table-cell>
          <table:table-cell table:formula="of:=[.H9]*(1+[.I10])" office:value-type="currency" office:currency="USD" office:value="4.78">
            <text:p>$4,78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4.02323036781416">
            <text:p>$4,0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6.3600768">
            <text:p>$6,36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5.34004312284638">
            <text:p>$5,34</text:p>
          </table:table-cell>
          <table:table-cell table:formula="of:=[.E10]*(1+[.F11])" office:value-type="currency" office:currency="USD" office:value="6.02090712">
            <text:p>$6,02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USD" office:value="4.84659282427962">
            <text:p>$4,85</text:p>
          </table:table-cell>
          <table:table-cell table:formula="of:=[.H10]*(1+[.I11])" office:value-type="currency" office:currency="USD" office:value="4.6844">
            <text:p>$4,68</text:p>
          </table:table-cell>
          <table:table-cell office:value-type="percentage" office:value="-0.02">
            <text:p>-2,00%</text:p>
          </table:table-cell>
          <table:table-cell table:formula="of:=[.H11]/(1+[.$D$4])^[.A11]" office:value-type="currency" office:currency="USD" office:value="3.61721629399805">
            <text:p>$3,6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6.741681408">
            <text:p>$6,74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5.34004312284638">
            <text:p>$5,34</text:p>
          </table:table-cell>
          <table:table-cell table:formula="of:=[.E11]*(1+[.F12])" office:value-type="currency" office:currency="USD" office:value="6.321952476">
            <text:p>$6,32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4.73388136324987">
            <text:p>$4,73</text:p>
          </table:table-cell>
          <table:table-cell table:formula="of:=[.H11]*(1+[.I12])" office:value-type="currency" office:currency="USD" office:value="4.590712">
            <text:p>$4,59</text:p>
          </table:table-cell>
          <table:table-cell office:value-type="percentage" office:value="-0.02">
            <text:p>-2,00%</text:p>
          </table:table-cell>
          <table:table-cell table:formula="of:=[.H12]/(1+[.$D$4])^[.A12]" office:value-type="currency" office:currency="USD" office:value="3.25217611753953">
            <text:p>$3,2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14618229248">
            <text:p>$7,15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5.34004312284638">
            <text:p>$5,34</text:p>
          </table:table-cell>
          <table:table-cell table:formula="of:=[.E12]*(1+[.F13])" office:value-type="currency" office:currency="USD" office:value="6.6380500998">
            <text:p>$6,64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4.62379109898824">
            <text:p>$4,62</text:p>
          </table:table-cell>
          <table:table-cell table:formula="of:=[.H12]*(1+[.I13])" office:value-type="currency" office:currency="USD" office:value="4.590712">
            <text:p>$4,59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98364781425645">
            <text:p>$2,9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57495323002881">
            <text:p>$7,57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5.34004312284638">
            <text:p>$5,34</text:p>
          </table:table-cell>
          <table:table-cell table:formula="of:=[.E13]*(1+[.F14])" office:value-type="currency" office:currency="USD" office:value="6.903572103792">
            <text:p>$6,90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4.47324906320723">
            <text:p>$4,47</text:p>
          </table:table-cell>
          <table:table-cell table:formula="of:=[.H13]*(1+[.I14])" office:value-type="currency" office:currency="USD" office:value="4.590712">
            <text:p>$4,59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2.73729157271234">
            <text:p>$2,7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7.95370089153025">
            <text:p>$7,95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5.28966535753651">
            <text:p>$5,29</text:p>
          </table:table-cell>
          <table:table-cell table:formula="of:=[.E14]*(1+[.F15])" office:value-type="currency" office:currency="USD" office:value="7.17971498794368">
            <text:p>$7,18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4.32760839603304">
            <text:p>$4,33</text:p>
          </table:table-cell>
          <table:table-cell table:formula="of:=[.H14]*(1+[.I15])" office:value-type="currency" office:currency="USD" office:value="4.590712">
            <text:p>$4,59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51127667221315">
            <text:p>$2,5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35138593610676">
            <text:p>$8,35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5.23976285416352">
            <text:p>$5,24</text:p>
          </table:table-cell>
          <table:table-cell table:formula="of:=[.E15]*(1+[.F16])" office:value-type="currency" office:currency="USD" office:value="7.39510643758199">
            <text:p>$7,40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4.14645269573398">
            <text:p>$4,15</text:p>
          </table:table-cell>
          <table:table-cell table:formula="of:=[.H15]*(1+[.I16])" office:value-type="currency" office:currency="USD" office:value="4.590712">
            <text:p>$4,59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30392355248913">
            <text:p>$2,3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8.7689552329121">
            <text:p>$8,77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5.19033112912424">
            <text:p>$5,19</text:p>
          </table:table-cell>
          <table:table-cell table:formula="of:=[.E16]*(1+[.F17])" office:value-type="currency" office:currency="USD" office:value="7.61695963070945">
            <text:p>$7,62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3.97288025730791">
            <text:p>$3,97</text:p>
          </table:table-cell>
          <table:table-cell table:formula="of:=[.H16]*(1+[.I17])" office:value-type="currency" office:currency="USD" office:value="4.590712">
            <text:p>$4,59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11369133255884">
            <text:p>$2,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2074029945577">
            <text:p>$9,21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5.14136574111364">
            <text:p>$5,14</text:p>
          </table:table-cell>
          <table:table-cell table:formula="of:=[.E17]*(1+[.F18])" office:value-type="currency" office:currency="USD" office:value="7.84546841963074">
            <text:p>$7,85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3.80657364188572">
            <text:p>$3,81</text:p>
          </table:table-cell>
          <table:table-cell table:formula="of:=[.H17]*(1+[.I18])" office:value-type="currency" office:currency="USD" office:value="4.590712">
            <text:p>$4,59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93916636014572">
            <text:p>$1,9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4.5008923211238">
            <text:p>$54,50</text:p>
          </table:table-cell>
          <table:table-cell/>
          <table:table-cell table:style-name="ce7"/>
          <table:table-cell table:formula="of:=SUM([.G8:.G18])" office:value-type="currency" office:currency="USD" office:value="46.8158700727461">
            <text:p>$46,82</text:p>
          </table:table-cell>
          <table:table-cell/>
          <table:table-cell table:style-name="ce8"/>
          <table:table-cell table:formula="of:=SUM([.J8:.J18])" office:value-type="currency" office:currency="USD" office:value="32.2060007229661">
            <text:p>$32,2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56.525850907481">
            <text:p>$156,53</text:p>
          </table:table-cell>
          <table:table-cell table:style-name="ce5"/>
          <table:table-cell table:formula="of:=[.B20]/(1+[.D2])^([.A18]+1/2)" office:value-type="currency" office:currency="USD" office:value="84.8935095783781">
            <text:p>$84,89</text:p>
          </table:table-cell>
          <table:table-cell table:formula="of:=[.E18]*[.D5]" office:value-type="currency" office:currency="USD" office:value="133.372963133723">
            <text:p>$133,37</text:p>
          </table:table-cell>
          <table:table-cell table:style-name="ce7"/>
          <table:table-cell table:formula="of:=[.E20]/(1+[.D3])^([.A18]+1/2)" office:value-type="currency" office:currency="USD" office:value="62.4135557393241">
            <text:p>$62,41</text:p>
          </table:table-cell>
          <table:table-cell table:formula="of:=[.H18]*[.D5]" office:value-type="currency" office:currency="USD" office:value="78.042104">
            <text:p>$78,04</text:p>
          </table:table-cell>
          <table:table-cell table:style-name="ce8"/>
          <table:table-cell table:formula="of:=[.H20]/(1+[.D4])^([.A18]+1/2)" office:value-type="currency" office:currency="USD" office:value="31.5755366897914">
            <text:p>$31,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4">24.09.2022</text:date>, <text:time>20:29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24T20:29:21.89</dc:date>
    <dc:creator>aaa </dc:creator>
    <meta:editing-duration>P3DT6H3M31S</meta:editing-duration>
    <meta:editing-cycles>56</meta:editing-cycles>
    <meta:generator>OpenOffice/4.1.5$Win32 OpenOffice.org_project/415m1$Build-9789</meta:generator>
    <meta:document-statistic meta:table-count="5" meta:cell-count="692" meta:object-count="0"/>
  </office:meta>
</office:document-meta>
</file>